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Text_20_body">
      <style:paragraph-properties fo:margin-top="0in" fo:margin-bottom="0in"/>
      <style:text-properties fo:language="en" fo:country="US"/>
    </style:style>
    <style:style style:name="P6" style:family="paragraph" style:parent-style-name="Standard">
      <style:paragraph-properties fo:margin-top="0in" fo:margin-bottom="0in"/>
    </style:style>
    <style:style style:name="P7" style:family="paragraph" style:parent-style-name="Heading">
      <style:text-properties fo:language="en" fo:country="US"/>
    </style:style>
    <style:style style:name="P8" style:family="paragraph" style:parent-style-name="Text_20_body" style:list-style-name="L1"/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 style:list-style-name="L1">
      <style:text-properties fo:language="en" fo:country="US"/>
    </style:style>
    <style:style style:name="P11" style:family="paragraph" style:parent-style-name="Text_20_body">
      <style:paragraph-properties fo:text-align="justify" style:justify-single-word="false"/>
      <style:text-properties fo:language="en" fo:country="US"/>
    </style:style>
    <style:style style:name="P12" style:family="paragraph" style:parent-style-name="Text_20_body">
      <style:text-properties style:text-line-through-style="solid" fo:language="en" fo:country="US"/>
    </style:style>
    <style:style style:name="P13" style:family="paragraph" style:parent-style-name="Text_20_body">
      <style:paragraph-properties fo:margin-top="0in" fo:margin-bottom="0in"/>
      <style:text-properties fo:language="en" fo:country="US"/>
    </style:style>
    <style:style style:name="P14" style:family="paragraph" style:parent-style-name="Text_20_body">
      <style:paragraph-properties fo:margin-top="0in" fo:margin-bottom="0in"/>
      <style:text-properties style:text-line-through-style="solid" fo:language="en" fo:country="US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Heading">
      <style:text-properties fo:language="en" fo:country="US"/>
    </style:style>
    <style:style style:name="P17" style:family="paragraph" style:parent-style-name="Heading">
      <style:text-properties style:text-line-through-style="solid"/>
    </style:style>
    <style:style style:name="P18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color="#ff3333" fo:font-weight="bold" fo:background-color="transparent" style:font-weight-asian="bold" style:font-weight-complex="bold"/>
    </style:style>
    <style:style style:name="T5" style:family="text">
      <style:text-properties fo:color="#ff3333" fo:font-size="16pt" fo:font-weight="bold" fo:background-color="transparent" style:font-size-asian="16pt" style:font-weight-asian="bold" style:font-size-complex="16pt" style:font-weight-complex="bold"/>
    </style:style>
    <style:style style:name="T6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style:text-line-through-style="soli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Ссылки</text:h>
      <text:list xml:id="list34639757" text:style-name="L1">
        <text:list-item>
          <text:p text:style-name="P8"><text:a xlink:type="simple" xlink:href="http://demo.rockettheme.com/?template=quasar">Все про этот шаблон</text:a><text:span text:style-name="T1"> </text:span></text:p>
        </text:list-item>
        <text:list-item>
          <text:p text:style-name="P10"><text:a xlink:type="simple" xlink:href="http://demo.rockettheme.com/free/quasar/features/module-positions">Таблица размещения контента</text:a> </text:p>
        </text:list-item>
        <text:list-item>
          <text:p text:style-name="P10"><text:a xlink:type="simple" xlink:href="http://demo.rockettheme.com/free/quasar/features/module-variations">Наглядное возможное расположение блоков</text:a></text:p>
        </text:list-item>
      </text:list>
      <text:h text:style-name="P18" text:outline-level="1">Top A-F</text:h>
      <text:p text:style-name="P11">СКРЫТЬ. Думаю, на этом этапе вообще не использовать. В дальнейшем там можно разместить плагин Флеш-новостей когда последнии новости подсасовыются друг за другом через 10 секунд, но это когда новости будут. Сейчас если это сколько-нибудь проблемно, то оставить на потом.</text:p>
      <text:h text:style-name="P18" text:outline-level="1">Header</text:h>
      <text:p text:style-name="P7">Header A-F</text:p>
      <text:p text:style-name="P2">Сделать как <text:a xlink:type="simple" xlink:href="http://demo.rockettheme.com/?template=quasar">тут</text:a>. Просто логотип и меню. Логотип нарисуем чуть позже. Меню будет описано ниже. Если понадобится добавить какой-нибудь слоган или текст как <text:a xlink:type="simple" xlink:href="http://demo.rockettheme.com/free/quasar/features/module-variations">тут</text:a>, то сделаем это позже. Сейчас слогана нет.</text:p>
      <text:h text:style-name="P18" text:outline-level="1">Showcase</text:h>
      <text:p text:style-name="Text_20_body"><text:span text:style-name="T1">Делаем как </text:span><text:a xlink:type="simple" xlink:href="http://demo.rockettheme.com/?template=quasar">тут</text:a><text:span text:style-name="T1">.</text:span></text:p>
      <text:p text:style-name="P7">Showcase A</text:p>
      <text:p text:style-name="P2">Цель: Это вроде как то про что сайт. Т.е. Обозначить наше изделие. Это на половину сайта</text:p>
      <text:p text:style-name="P2">Текст: "Мощьная, новая и функциональная: QSystem" </text:p>
      <text:p text:style-name="P7">Showcase C-F</text:p>
      <text:p text:style-name="P2">Цель: Это некоторое описание и кнопка “Скачать”, которая видет на гуглокод на zip. Пока пусть скачивается “<text:a xlink:type="simple" xlink:href="http://apertum-qsystem.googlecode.com/files/lib.zip">http://apertum-qsystem.googlecode.com/files/lib.zip</text:a>”. Потом когда выдер финальный релиз, то отредактирует ссылку.</text:p>
      <text:p text:style-name="P2">Текст:</text:p>
      <text:h text:style-name="Heading_20_3" text:outline-level="3"><text:span text:style-name="T1">Проект “Aperum:</text:span> QSystem"</text:h>
      <text:p text:style-name="P3">Предлагаемый Проект - это создание современного комплекса программно-аппаратных средств, позволяющих оптимизировать управление потоками и очередями посетителей коммерческих и государственных учреждений.</text:p>
      <text:p text:style-name="P3">&lt;<text:span text:style-name="T1">скачать</text:span>&gt;</text:p>
      <text:p text:style-name="P2"/>
      <text:h text:style-name="Heading_20_1" text:outline-level="1"/>
      <text:p text:style-name="Text_20_body"/>
      <text:h text:style-name="P18" text:outline-level="1"><text:soft-page-break/>Меню</text:h>
      <text:p text:style-name="P2">Оставляем как есть в демо.</text:p>
      <text:p text:style-name="P2">Главное меню. Отображается сверху и права в колонке как <text:a xlink:type="simple" xlink:href="http://demo.rockettheme.com/?template=quasar">тут</text:a>.</text:p>
      <text:p text:style-name="P2">1. Home – ссылка на гдавную страницу<text:line-break/>2. Функционал – обзор функциональности, пока взять с code.google.com. Это будет дропдаун меню, пункты которого ведут на короткие статьи о функционале. Корень меню ведет на статью обзора функционала(пока будет взята с code.google.com). Первоначально путь все пункты выподающего меню ведет на одну статью.<text:line-break/>3. Лицензия – статья о лицензии GNU <text:s/>GPL3, просто скопипастить русский вариант<text:line-break/>4. (Не надо)Новости – это новости, сделать первую новость из текущего текста на сайте<text:line-break/>5. Документация -. Там список документации(статей). Тоже дропдаун, пока по аналогии с п.2<text:line-break/>6. Web Links – это просто чтатья на сколько я понимаю? Там будут нужные линки.<text:line-break/>7. FAQ – это просто статья на сколько я понимаю? Будем формировать статью.</text:p>
      <text:p text:style-name="P2">Раздел меню “ресурсы”</text:p>
      <text:p text:style-name="P2">Все тоже самое, только ссылки на другие страници</text:p>
      <text:p text:style-name="P2">1. apertum.ru</text:p>
      <text:p text:style-name="P2">2. <text:a xlink:type="simple" xlink:href="http://code.google.com/p/apertum-qsystem/">http://code.google.com/p/apertum-qsystem/</text:a></text:p>
      <text:p text:style-name="P2">3. http://ru.wikipedia.org/wiki/%D0%AD%D0%BB%D0%B5%D0%BA%D1%82%D1%80%D0%BE%D0%BD%D0%BD%D0%B0%D1%8F_%D0%BE%D1%87%D0%B5%D1%80%D0%B5%D0%B4%D1%8C</text:p>
      <text:p text:style-name="P2">4.http://java.com/ru/</text:p>
      <text:p text:style-name="P2">5.http://www.mysql.com</text:p>
      <text:p text:style-name="P2">6.<text:a xlink:type="simple" xlink:href="http://www.oracle.com/technetwork/java/javase/download-142937.html">http://www.oracle.com/technetwork/java/javase/download-142937.html</text:a> – это JMF</text:p>
      <text:p text:style-name="P2">7.<text:a xlink:type="simple" xlink:href="https://glassfish.dev.java.net/">https://glassfish.dev.java.net/</text:a> - на нем вроде как пишется предварительная регистрация</text:p>
      <text:p text:style-name="P2"/>
      <text:h text:style-name="Heading_20_1" text:outline-level="1">Короткие новости</text:h>
      <text:p text:style-name="P2">НЕ НАДО.</text:p>
      <text:p text:style-name="P2">Разместить на Top A-F. Это в перспективе. Длинна одной новости не более 2.75 строк в этом документе</text:p>
      <text:p text:style-name="P2">Пусть все остается как есть в демо. Новости бдем потихоньку добавлять. Пусть сейчас первай новость об запуске сайта в новом исполнении:</text:p>
      <text:p text:style-name="P2">“Представляем Вам обновленную версию сайта поддержки программного комплекса QSystem с открытым исходным кодом. Надеимся что новый сайт будет информатиыен и полезен. Ма всегда рады если приносим пользу.”</text:p>
      <text:h text:style-name="Heading_20_1" text:outline-level="1"><text:span text:style-name="T1">Feature</text:span>.</text:h>
      <text:p text:style-name="P1">Объем: Не более 2.5 строк текста.</text:p>
      <text:p text:style-name="P1">Цель: основные преимущества и особенности.</text:p>
      <text:p text:style-name="P1">Количество закладок: Без выделенного заголовка на отдельной строке.</text:p>
      <text:p text:style-name="P1">Заголовок закладки: примерно 10 символов</text:p>
      <text:p text:style-name="P1"/>
      <text:p text:style-name="P1"/>
      <text:p text:style-name="P7"><text:soft-page-break/>Feature A.</text:p>
      <text:p text:style-name="P1"><text:span text:style-name="T5">Открытость</text:span><text:span text:style-name="T4">:</text:span><text:span text:style-name="T3"> </text:span>Исходные коды на языке Java доступны всем желающим и распространяются под лицензией GNU GPL3. Вы можите использовать эти исходные коды в своих целях и изменять их по вашему усмотрению соблюдая условия лицензии. <text:span text:style-name="T8">Доступность исходных кодов позволит вам <text:s/>модернизировать или доработать систему как угодно и главное не зависимо от кого-либо. Закажите требуемый Вам функционал у любой компании которой вы доверяете!</text:span></text:p>
      <text:p text:style-name="P1"/>
      <text:p text:style-name="Heading"><text:span text:style-name="T1">Feature B.</text:span></text:p>
      <text:p text:style-name="P2"><text:span text:style-name="T6">Функционал: </text:span>Все что необходимо для организации среднестатистического зала ожидания уже реализовано в QSystem. <text:span text:style-name="T8">Даже Б</text:span>олее того <text:span text:style-name="T8">Такие редко используемые вещи как</text:span> предварительная запись, информационная составляющая, возможность оставить отзыв, послать сообщение оператору и т.д. доступны изначально. <text:span text:style-name="T8">Никаких ограничений, к примеру, по количеству рабочих мест, просто нет. К тому же использование не требует покупки дополнительного программного обеспечения.</text:span></text:p>
      <text:p text:style-name="P7">Feature C.</text:p>
      <text:p text:style-name="P2"><text:span text:style-name="T6">Простота: </text:span>Система проста в эксплуатации - ее работа не требует дополнительного специализированного оборудования, осуществления сложных процедур и содержания выделенного специалиста. <text:span text:style-name="T8">Документация и поддержка на русском языке позволит вам обойтись своими силами при установки и эксплуатации QSystem. Инсталция и минимальная настройка программного обоспечения займет несколько минут.</text:span></text:p>
      <text:h text:style-name="Heading_20_1" text:outline-level="1">MainTop</text:h>
      <text:p text:style-name="P7">MainTop A.</text:p>
      <text:p text:style-name="P2">Оборудование</text:p>
      <text:p text:style-name="P2">Программный комплекс способен работать на любом оборудовании! В програмной архитектуре уже заложена возможность доработки под любое оборудование. Не желаете уникальности!? QSystem позволяет развернуть комплекс на типовом оборудовании таком как ПК, мониторы, табло, телевизионные панели, информационные киоски, опыт работы с которым имеют все заказчики. </text:p>
      <text:p text:style-name="P7">MainTop F.</text:p>
      <text:p text:style-name="P1">Поддержка</text:p>
      <text:p text:style-name="P1">Используя стандартное оборудование и открытое программное обеспечение вы не привязаны к какой-то конкретной компании. Приобритайте оборудование в ближайшем магазине электротехники, для мантажа привлекайте местные компанияии, привликайте собственных IT специалистов к эксплуатации QSystem. Таким образом задать любой вопрос вы сможите людям которые близко и которым вы доверяете.</text:p>
      <text:p text:style-name="P4"/>
      <text:h text:style-name="Heading_20_1" text:outline-level="1">Центальные статьи</text:h>
      <text:p text:style-name="P2">Статьи я сам буду писать. Пока вместо них пусть будет тот же текст что и на главной. Такой зачаток статьи.</text:p>
      <text:h text:style-name="Heading_20_2" text:outline-level="2"><text:soft-page-break/>Content-Top / Content-Bottom</text:h>
      <text:p text:style-name="P2">Цель: перечисление функцонала</text:p>
      <text:p text:style-name="P2">Сделать таблицу 2 х &lt;сколько понадобиться&gt;</text:p>
      <text:p text:style-name="P2">По <text:span text:style-name="T10">аналогии как</text:span> <text:a xlink:type="simple" xlink:href="http://demo.rockettheme.com/?template=quasar">тут</text:a>, рядом с меню, которое справа.</text:p>
      <text:p text:style-name="P2">В каждой ячейке &lt;read more&gt;. Ссылки ведут на статьи, теже что и в меню &lt;Функционал&gt; будут(это когда будут)</text:p>
      <text:p text:style-name="P2"/>
      <text:p text:style-name="Standard"><text:span text:style-name="T1">Объем: Не более 1.5 строк текста.</text:span></text:p>
      <text:p text:style-name="P1">Цель: пользовательские модули системы</text:p>
      <text:p text:style-name="P6"><text:span text:style-name="T1">Заголовок закладки: примерно 18</text:span> <text:span text:style-name="T1"><text:s/>символов</text:span></text:p>
      <text:p text:style-name="P5">В каждом модуле нужна ссылка “Читать далее”, которая откроет статью про этот модуль. Статьи по модулям будут написаны позже. Сейчас статьи пусть будут состоять из текста что и на главной страници.</text:p>
      <text:p text:style-name="Heading">Модуль 1.</text:p>
      <text:p text:style-name="P5">Сервер QSystem</text:p>
      <text:p text:style-name="P5">Основной компонент системы. <text:span text:style-name="T8">Требуется для работы MySQL5.1. Развертывание базы данных происходит одним действием.</text:span> Имеет механизм отказоустойчивости. Управляет центральным табло и системой светодиодных табло при их использовании.</text:p>
      <text:p text:style-name="P5"/>
      <text:p text:style-name="Heading">Модуль 2.</text:p>
      <text:p text:style-name="P5">Пульт оператора</text:p>
      <text:p text:style-name="P5">Программная компонента устанавливается на рабочии места операторов. Управляет процессом работы с клиентами. <text:span text:style-name="T8">При использовании в качестве табло оператора стандартных дополнительных мониторов этот компонент берет на себя всю работу по этой функции</text:span>.</text:p>
      <text:p text:style-name="Heading">Модуль 3.</text:p>
      <text:p text:style-name="P5">Пункт регистрации</text:p>
      <text:p text:style-name="P5">Программный компонент устанавливаемый на киоски с сенсорными мониторами либо на компьютеры для кнопочного варианта пункта регистрации. <text:span text:style-name="T8">Его функционал: постановка в очередь, печать талона, информирование, печать информации, приём отзывов и т.д.</text:span></text:p>
      <text:p text:style-name="Heading">Модуль 4.</text:p>
      <text:p text:style-name="P5">Отчетная система</text:p>
      <text:p text:style-name="P5">Мониторинг и представление статистической информации. Имеет вэб исполнение. <text:span text:style-name="T8">Используйте любой браузер для получения любой необходимой вам информации.</text:span> Имеет удобные механизмы расширения. <text:span text:style-name="T8">Создайте собственный перечень отчетов!</text:span></text:p>
      <text:p text:style-name="Heading">Модуль 5.</text:p>
      <text:p text:style-name="P5">Администрирование</text:p>
      <text:p text:style-name="P5">Административный программный компонент формирования печечня услуг, пользователей системы. Имеет простой графический интерфейс, не требует специальных знаний <text:span text:style-name="T8">для ведения администрирования</text:span>. <text:span text:style-name="T8">Управляете работой в зале. Посылайте сообщеня операторам.</text:span></text:p>
      <text:p text:style-name="Heading"><text:soft-page-break/>Модуль 6.</text:p>
      <text:p text:style-name="P5">Главное табло</text:p>
      <text:p text:style-name="P5">В качестве главного табло проще всего использовать обычный телевизор. <text:span text:style-name="T8">При желании можно подключить и светодиодные панели.</text:span> Вариант с телевизором позволит вам вывести на табло видеоролик, простое изображение, HTML текст, бегущую строку.</text:p>
      <text:p text:style-name="P17">Модуль 7.</text:p>
      <text:p text:style-name="P12">Табло оператора </text:p>
      <text:p text:style-name="P14">В качестве табло оператора можно использовать обычные мониторы подключенные к компьютеру оператора в качестве дополнительных мониторов. На табло без проблем вывести видеоролик, простое изображение, HTML текст, бегущую строку.</text:p>
      <text:p text:style-name="P5"/>
      <text:h text:style-name="Heading_20_1" text:outline-level="1">Bottom</text:h>
      <text:p text:style-name="P2">Тут тоже примерно как <text:a xlink:type="simple" xlink:href="http://demo.rockettheme.com/?template=quasar">тут</text:a>.</text:p>
      <text:p text:style-name="P2">Цель: информация по эксплуатации</text:p>
      <text:p text:style-name="P2">Нормальный текст будет позже. Сейчас какая-нибудь заглучка.</text:p>
      <text:p text:style-name="P2">Кнопка &lt;Читать далее&gt; нужна.</text:p>
      <text:p text:style-name="P2">Объем: полторы строки.</text:p>
      <text:p text:style-name="P2">Длинна заголовка: 17</text:p>
      <text:p text:style-name="Heading">Bottom A</text:p>
      <text:p text:style-name="P2">Компиляция проекта</text:p>
      <text:p text:style-name="P2">QSystem является проектом с открытыми исходными кодами. Если выы хотите компилировать сомостоятельно. То эта статья для вас.</text:p>
      <text:p text:style-name="Heading">Bottom B</text:p>
      <text:p text:style-name="P2">Монтаж аборудования</text:p>
      <text:p text:style-name="P2">QSystem – программно-аппаратный комплекс. Какое оборудование потребуется и как его использовать узнаете из этой статьи.</text:p>
      <text:p text:style-name="Heading">Bottom C</text:p>
      <text:p text:style-name="P2">Эксплуатация</text:p>
      <text:p text:style-name="P5">Что и как после развертывания системы вы узнаете прочитав статью об эксплуатации. </text:p>
      <text:p text:style-name="P7"/>
      <text:h text:style-name="Heading_20_1" text:outline-level="1">Footer</text:h>
      <text:p text:style-name="Standard">По прежнему вс<text:span text:style-name="T1">е как </text:span><text:a xlink:type="simple" xlink:href="http://demo.rockettheme.com/?template=quasar">тут</text:a><text:span text:style-name="T1">.</text:span></text:p>
      <text:p text:style-name="P1">Цель: Смежная информация.</text:p>
      <text:p text:style-name="P2">Объем: две строки.</text:p>
      <text:p text:style-name="P2">Длинна заголовка: 17</text:p>
      <text:p text:style-name="P2"><text:soft-page-break/>Пока только два раздела. Потом может добавятся а может и нет.</text:p>
      <text:p text:style-name="Heading">Footer A</text:p>
      <text:p text:style-name="P2">Проект Apertum</text:p>
      <text:p text:style-name="P2">Этот программно-аппаратный комплекс разрабатывается под эгидой компании “Проек “Apertum””. Все права принадлежат этой компании. Получить информацию можно по адресу www.apertum.ru.</text:p>
      <text:p text:style-name="Heading">Footer B</text:p>
      <text:p text:style-name="P1"/>
      <text:p text:style-name="P1">Вопросы по внедрению.</text:p>
      <text:p text:style-name="P1">Внедрение, консалтинг и поддержку программно-аппарвтного комплекса QSystem осуществляет компания Юникод. Подробная информация на сайте www.unikod.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9H00M28S</meta:editing-duration>
    <meta:editing-cycles>48</meta:editing-cycles>
    <meta:generator>OpenOffice.org/3.2$Win32 OpenOffice.org_project/320m18$Build-9502</meta:generator>
    <dc:date>2010-12-16T17:05:33.12</dc:date>
    <dc:creator>Evgeniy Egorov</dc:creator>
    <meta:document-statistic meta:table-count="0" meta:image-count="0" meta:object-count="0" meta:page-count="6" meta:paragraph-count="116" meta:word-count="1181" meta:character-count="8887"/>
    <meta:user-defined meta:name="Info 1"/>
    <meta:user-defined meta:name="Info 2"/>
    <meta:user-defined meta:name="Info 3"/>
    <meta:user-defined meta:name="Info 4"/>
  </office:meta>
</office:document-meta>
</file>